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T1" style:family="text">
      <style:text-properties officeooo:rsid="00120c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✅ Correct way to BUILD and LAUNCH in ROS 2</text:h>
      <text:p text:style-name="Text_20_body">You are here:</text:p>
      <text:p text:style-name="P2"><text:span text:style-name="Source_20_Text">~/mobile_manipulator/robot_models/scout_ros2/</text:span></text:p>
      <text:p text:style-name="Text_20_body">This is your <text:span text:style-name="Strong_20_Emphasis">ROS 2 workspace root</text:span>.</text:p>
      <text:p text:style-name="Horizontal_20_Line"/>
      <text:h text:style-name="Heading_20_2" text:outline-level="2">1️⃣ Clean build (do this once to reset everything)</text:h>
      <text:p text:style-name="Text_20_body">From <text:span text:style-name="Strong_20_Emphasis">scout_ros2</text:span>:</text:p>
      <text:p text:style-name="P1"><text:span text:style-name="Source_20_Text">cd ~/mobile_manipulator/robot_models/scout_ros2</text:span></text:p>
      <text:p text:style-name="P1"/>
      <text:p text:style-name="P2"><text:span text:style-name="Source_20_Text">rm -rf build install log</text:span></text:p>
      <text:p text:style-name="Horizontal_20_Line"/>
      <text:h text:style-name="Heading_20_2" text:outline-level="2">2️⃣ Build the workspace</text:h>
      <text:p text:style-name="P2"><text:span text:style-name="Source_20_Text">colcon build --symlink-install</text:span></text:p>
      <text:p text:style-name="Text_20_body">Wait until <text:span text:style-name="Strong_20_Emphasis">BUILD SUCCESSFUL</text:span>.</text:p>
      <text:p text:style-name="Horizontal_20_Line"/>
      <text:h text:style-name="Heading_20_2" text:outline-level="2">3️⃣ Source the workspace (THIS IS REQUIRED)</text:h>
      <text:p text:style-name="P2"><text:span text:style-name="Source_20_Text">source install/setup.bash</text:span></text:p>
      <text:p text:style-name="P2"><text:span text:style-name="Source_20_Text">source install/setup.zsh</text:span></text:p>
      <text:p text:style-name="Text_20_body">💡 Tip: if you open a new terminal later, you must source again.</text:p>
      <text:p text:style-name="Text_20_body">(Optional but recommended)</text:p>
      <text:p text:style-name="P2"><text:span text:style-name="Source_20_Text">echo "source ~/mobile_manipulator/robot_models/scout_ros2/install/setup.bash" &gt;&gt; ~/.bashrc</text:span></text:p>
      <text:p text:style-name="Horizontal_20_Line"/>
      <text:h text:style-name="Heading_20_2" text:outline-level="2">4️⃣ Verify ROS can see the launch files</text:h>
      <text:p text:style-name="P2"><text:span text:style-name="Source_20_Text">ros2 pkg prefix scout_description</text:span></text:p>
      <text:p text:style-name="Text_20_body">You should see:</text:p>
      <text:p text:style-name="P2"><text:soft-page-break/><text:span text:style-name="Source_20_Text">.../scout_ros2/install/scout_description</text:span></text:p>
      <text:p text:style-name="Text_20_body">Now check:</text:p>
      <text:p text:style-name="P2"><text:span text:style-name="Source_20_Text">ls $(ros2 pkg prefix scout_description)/share/scout_description/launch</text:span></text:p>
      <text:p text:style-name="Text_20_body">You <text:span text:style-name="Strong_20_Emphasis">must see</text:span>:</text:p>
      <text:p text:style-name="P1"><text:span text:style-name="Source_20_Text">scout_full.launch.py</text:span></text:p>
      <text:p text:style-name="P2"><text:span text:style-name="Source_20_Text">scout_</text:span><text:span text:style-name="Source_20_Text"><text:span text:style-name="T1">base</text:span></text:span><text:span text:style-name="Source_20_Text">.launch.py</text:span></text:p>
      <text:p text:style-name="Text_20_body">If you see them → you are 100% good.</text:p>
      <text:p text:style-name="Horizontal_20_Line"/>
      <text:h text:style-name="Heading_20_2" text:outline-level="2">5️⃣ Launch (this will now work)</text:h>
      <text:p text:style-name="P2"><text:span text:style-name="Source_20_Text">ros2 launch scout_description scout_</text:span><text:span text:style-name="Source_20_Text"><text:span text:style-name="T1">base</text:span></text:span><text:span text:style-name="Source_20_Text">.launch.py</text:span></text:p>
      <text:p text:style-name="Text_20_body">or</text:p>
      <text:p text:style-name="P2"><text:span text:style-name="Source_20_Text">ros2 launch scout_description scout_full.launch.py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23:55:58.344554004</meta:creation-date>
    <dc:date>2025-12-28T19:53:11.394668519</dc:date>
    <meta:editing-duration>PT12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35" meta:character-count="1042" meta:non-whitespace-character-count="939"/>
  </office:meta>
</office:document-meta>
</file>